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ackground-color="#ff33ff"/>
    </style:style>
    <style:style style:name="ce73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4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5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72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60"/>
          <table:table-cell table:style-name="ce71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66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67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8"/>
          <table:table-cell table:style-name="ce71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17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>
            <text:p>Sollte Äquivalent zur Erhöhung der Bärengestalt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3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57" office:value-type="string" calcext:value-type="string">
            <text:p>Schon ordentlich Schaden.</text:p>
          </table:table-cell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8" office:value-type="string" calcext:value-type="string">
            <text:p>Unterstützend gedacht, nicht so viel Schaden.</text:p>
          </table:table-cell>
          <table:table-cell table:style-name="ce58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2"/>
          <table:table-cell table:style-name="ce21" office:value-type="string" calcext:value-type="string">
            <text:p>unrobogoblin</text:p>
          </table:table-cell>
          <table:table-cell table:style-name="ce69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>
            <text:p>Durch die Abklingzeit darf es ruhig einiges sein.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/>
          <table:table-cell table:style-name="ce57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2"/>
          <table:table-cell table:style-name="ce57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9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2"/>
          <table:table-cell table:style-name="ce35" office:value-type="string" calcext:value-type="string">
            <text:p>unstablecondition</text:p>
          </table:table-cell>
          <table:table-cell table:style-name="ce70"/>
          <table:table-cell table:style-name="ce75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6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1" office:value-type="string" calcext:value-type="string">
            <text:p>unroot</text:p>
          </table:table-cell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7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8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9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60" table:number-columns-spanned="4" table:number-rows-spanned="1"/>
          <table:covered-table-cell table:number-columns-repeated="2" table:style-name="ce60"/>
          <table:covered-table-cell table:style-name="ce71"/>
          <table:table-cell table:style-name="ce71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1" table:number-columns-repeated="3"/>
          <table:table-cell table:style-name="ce15"/>
          <table:table-cell table:style-name="ce74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2" office:value-type="string" calcext:value-type="string">
            <text:p>Auch bei Immunität. Erstmal aus dem Tooltip rauslassen.</text:p>
          </table:table-cell>
          <table:table-cell table:style-name="ce62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8" office:value-type="string" calcext:value-type="string">
            <text:p>Ziel bleibt angreifba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8"/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8" office:value-type="string" calcext:value-type="string">
            <text:p>Support für Feuerelementarmagi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8" office:value-type="string" calcext:value-type="string">
            <text:p>Support ua. für Drachentöter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8" office:value-type="string" calcext:value-type="string">
            <text:p>Kein %.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8" office:value-type="string" calcext:value-type="string">
            <text:p>Muss vermutlich gebalanced werden, ich glaube nicht, dass 10 Sek. passen</text:p>
          </table:table-cell>
          <table:table-cell table:style-name="ce58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3"/>
          <table:table-cell table:style-name="ce63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1"/>
          <table:table-cell table:style-name="ce61" table:number-columns-repeated="2"/>
          <table:table-cell table:style-name="ce15"/>
          <table:table-cell table:style-name="ce79"/>
          <table:table-cell table:style-name="ce71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8" table:number-columns-repeated="2"/>
          <table:table-cell table:style-name="ce58" office:value-type="string" calcext:value-type="string">
            <text:p>thunderclap</text:p>
          </table:table-cell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8"/>
          <table:table-cell table:style-name="ce58"/>
          <table:table-cell table:style-name="ce58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4" office:value-type="string" calcext:value-type="string">
            <text:p>Nicht kanalisiert, aber Mana/Sekunde</text:p>
          </table:table-cell>
          <table:table-cell table:style-name="ce64" table:number-columns-repeated="2"/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4" table:number-columns-repeated="2"/>
          <table:table-cell table:style-name="ce64" office:value-type="string" calcext:value-type="string">
            <text:p>tankpilo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4" table:number-columns-repeated="2"/>
          <table:table-cell table:style-name="ce64" office:value-type="string" calcext:value-type="string">
            <text:p>vengeanceinstant</text:p>
          </table:table-cell>
          <table:table-cell table:style-name="ce23"/>
          <table:table-cell table:style-name="ce80"/>
          <table:table-cell table:style-name="ce83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5" table:number-columns-repeated="3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5"/>
          <table:table-cell table:style-name="ce65" table:number-columns-repeated="2"/>
          <table:table-cell table:style-name="ce24"/>
          <table:table-cell table:style-name="ce81"/>
          <table:table-cell table:style-name="ce84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8" office:value-type="string" calcext:value-type="string">
            <text:p>Die Dauer erhöht sich. Die Abklingzeit bleibt konstant.</text:p>
          </table:table-cell>
          <table:table-cell table:style-name="ce58"/>
          <table:table-cell table:style-name="ce58" office:value-type="string" calcext:value-type="string">
            <text:p>tornad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8" table:number-columns-repeated="2"/>
          <table:table-cell table:style-name="ce58" office:value-type="string" calcext:value-type="string">
            <text:p>resumebuild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8" table:number-columns-repeated="2"/>
          <table:table-cell table:style-name="ce58" office:value-type="string" calcext:value-type="string">
            <text:p>volcano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8" office:value-type="string" calcext:value-type="string">
            <text:p>Stille, Dauer erhöht sich</text:p>
          </table:table-cell>
          <table:table-cell table:style-name="ce58"/>
          <table:table-cell table:style-name="ce58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8" office:value-type="string" calcext:value-type="string">
            <text:p>Dauer erhöht sich</text:p>
          </table:table-cell>
          <table:table-cell table:style-name="ce58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8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3" office:value-type="string" calcext:value-type="string">
            <text:p>Teuer</text:p>
          </table:table-cell>
          <table:table-cell table:style-name="ce63" table:number-columns-repeated="2"/>
          <table:table-cell table:style-name="ce27"/>
          <table:table-cell table:style-name="ce82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17:19:16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4-17T17:29:31.401000000</dc:date>
    <meta:editing-duration>P1DT10H45M56S</meta:editing-duration>
    <meta:editing-cycles>219</meta:editing-cycles>
    <meta:document-statistic meta:table-count="3" meta:cell-count="581" meta:object-count="0"/>
  </office:meta>
</office:document-meta>
</file>